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1.55cm" fo:min-width="8.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draw:auto-grow-height="true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ourier 10 Pitch1" fo:font-size="32pt" style:font-size-asian="32pt" style:font-size-complex="32pt"/>
    </style:style>
    <style:style style:name="P4" style:family="paragraph">
      <loext:graphic-properties draw:fill-color="#ffffff"/>
      <style:text-properties style:font-name="Courier 10 Pitch" style:font-name-asian="Courier 10 Pitch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size-asian="32pt"/>
    </style:style>
    <style:style style:name="T2" style:family="text">
      <style:text-properties style:font-name="Courier 10 Pitch1" fo:font-size="32pt" style:font-size-asian="32pt" style:font-size-complex="32pt"/>
    </style:style>
    <style:style style:name="T3" style:family="text">
      <style:text-properties fo:color="#00508f"/>
    </style:style>
    <style:style style:name="T4" style:family="text">
      <style:text-properties fo:color="#94070a"/>
    </style:style>
    <style:style style:name="T5" style:family="text">
      <style:text-properties fo:color="#111111"/>
    </style:style>
    <style:style style:name="T6" style:family="text">
      <style:text-properties fo:color="#00508f" style:font-name="Courier 10 Pitch1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ourier 10 Pitch" style:font-name-asian="Courier 10 Pitch"/>
    </style:style>
    <style:style style:name="T9" style:family="text">
      <style:text-properties fo:color="#d4711a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3</text:span><text:span text:style-name="T1">讲 用户与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2">Linux</text:span><text:span text:style-name="T2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3">用户操作的是什么？</text:span></text:p>
            <text:p><text:span text:style-name="T4"/></text:p>
            <text:p><text:span text:style-name="T5">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2">Linux</text:span><text:span text:style-name="T2">继承</text:span><text:span text:style-name="T2">Unix</text:span><text:span text:style-name="T2">的设计思想：</text:span><text:span text:style-name="T6">一切皆文件</text:span><text:span text:style-name="T2">。</text:span></text:p>
            <text:p><text:span text:style-name="T2"/></text:p>
            <text:p><text:span text:style-name="T2">Linux</text:span><text:span text:style-name="T2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本次课程主要涉及基本的用户管理相关文件和命令，以及文件权限的基础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Linux默认有一个root用户是超级用户，具有所有的权限。</text:p>
              </text:list-item>
              <text:list-item>
                <text:p>其他用户可以临时获取root权限，也可以切换到root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尽管很多人认为</text:span><text:span text:style-name="T7">root</text:span><text:span text:style-name="T7">用户相当于</text:span><text:span text:style-name="T7">Windows</text:span><text:span text:style-name="T7">上</text:span><text:span text:style-name="T7">的</text:span><text:span text:style-name="T7">administrator</text:span><text:span text:style-name="T7">用户。</text:span></text:p>
              </text:list-item>
              <text:list-item>
                <text:p><text:span text:style-name="T7">但是</text:span><text:span text:style-name="T7">ad</text:span>ministrator还不是最高权限，而root可以毁掉整个系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root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buntu系统安装过程中创建的用户可以临时获取root权限，并且可以修改root密码。</text:p>
              </text:list-item>
              <text:list-item>
                <text:p>CentOS系统安装过程中会让用户设置root密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<text:span text:style-name="T8">在</text:span><text:span text:style-name="T8">Linux</text:span><text:span text:style-name="T8">上安装软件是需要权限的，所以普通用户使用</text:span><text:span text:style-name="T8">apt install </text:span><text:span text:style-name="T8">安装软件会失败。这需要</text:span><text:span text:style-name="T8">root</text:span><text:span text:style-name="T8">权限。</text:span></text:p>
            <text:p><text:span text:style-name="T8"/></text:p>
            <text:p><text:span text:style-name="T8">有两种方式可以获取</text:span><text:span text:style-name="T8">root</text:span><text:span text:style-name="T8">权限：</text:span></text:p>
            <text:p><text:span text:style-name="T8">sudo</text:span><text:span text:style-name="T8">和</text:span><text:span text:style-name="T8">su</text:span><text:span text:style-name="T8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sudo命令允许用户临时以root权限运行命令。</text:p>
              </text:list-item>
              <text:list-item>
                <text:p>sudo默认以root身份执行命令。</text:p>
              </text:list-item>
              <text:list-item>
                <text:p>sudo -u [用户名]可以指定其他用户身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udo读取 /etc/sudoers 文件的信息以判断当前用户是否有权限运行sudo。</text:p>
              </text:list-item>
              <text:list-item>
                <text:p>运行sudo输入的是当前用户的密码,这样使用授权的方式杜绝了root密码的泄露,同时可以根据需要进行用户授权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sudo示例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获取软件包更新：sudo apt update</text:p>
              </text:list-item>
              <text:list-item>
                <text:p>查看磁盘分区：sudo fdisk -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设置root密码</text:p>
          </draw:text-box>
        </draw:frame>
        <draw:frame presentation:style-name="pr6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安装Ubuntu不会设置root密码，但是最开始的用户具备sudo的权限。</text:p>
              </text:list-item>
              <text:list-item>
                <text:p text:style-name="P5"><text:span text:style-name="T4">设置</text:span><text:span text:style-name="T4">root</text:span><text:span text:style-name="T4">密码：</text:span><text:span text:style-name="T4">sudo passwd root</text:span></text:p>
              </text:list-item>
              <text:list-item>
                <text:p text:style-name="P5">如果近期没有使用sudo会提示输入用户密码。</text:p>
              </text:list-item>
              <text:list-item>
                <text:p text:style-name="P5">之后会输入两次root密码并确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切换到root用户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su用于切换用户，默认su切换到root用户。</text:p>
              </text:list-item>
              <text:list-item>
                <text:p>带有- 或-l [用户名]指定要切换的用户：</text:p>
                <text:list>
                  <text:list-header>
                    <text:p><text:span text:style-name="T9">su -l oklinux : </text:span><text:span text:style-name="T9">切换到</text:span><text:span text:style-name="T9">oklinux</text:span><text:span text:style-name="T9">用户</text:span></text:p>
                  </text:list-header>
                </text:list>
              </text:list-item>
              <text:list-item>
                <text:p>su切换用户输入的是要切换用户的密码，而不是当前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创建普通用户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dduser命令用于创建用户，这里先使用它创建普通用户，这是最简单的情形。</text:p>
              </text:list-item>
              <text:list-item>
                <text:p>创建oklinux用户：</text:p>
                <text:p>sudo adduser oklinux</text:p>
              </text:list-item>
              <text:list-item>
                <text:p>这种情况同时会创建一个oklinux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创建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ddgroup用于创建用户组。</text:p>
              </text:list-item>
              <text:list-item>
                <text:p>示例：</text:p>
                <text:p>sudo addgroup h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创建用户指定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创建linuxer并指定组为h5</text:p>
                <text:p>sudo adduser --ingroup h5 linuxer</text:p>
              </text:list-item>
              <text:list-item>
                <text:p>如果h5组的ID为1003也可以是：</text:p>
                <text:p>sudo –-gid 1003 linux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保存用户和组的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/etc/passwd保存用户的信息。</text:p>
              </text:list-item>
              <text:list-item>
                <text:p>/etc/group保存用户组的信息。</text:p>
              </text:list-item>
              <text:list-item>
                <text:p>可以使用cat命令查看文件内容：</text:p>
                <text:p>cat /etc/passw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用户组与权限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用户的权限是其所在组权限之和。</text:p>
              </text:list-item>
              <text:list-item>
                <text:p>一般在sudoers文件中会有一行：</text:p>
                <text:p>%sudo ALL=(ALL:ALL) ALL</text:p>
              </text:list-item>
              <text:list-item>
                <text:p>这表示属于sudo组的用户可以运行sudo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如何把用户加入到sudo组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命令usermod用于修改一个用户的信息。</text:p>
              </text:list-item>
              <text:list-item>
                <text:p>usermod的-a -G两个选项配合使用可以完成此操作。</text:p>
              </text:list-item>
              <text:list-item>
                <text:p>把oklinux加入到sudo组：</text:p>
                <text:p>sudo usermod -G sudo -a oklin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添加用户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可以直接编辑/etc/group文件把一个用户加入到某一个组。</text:p>
              </text:list-item>
              <text:list-item>
                <text:p>但是要保证格式正确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删除用户和组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删除用户的命令是：deluser</text:p>
                <text:p>sudo deluser oklinux</text:p>
                <text:p>sudo deluser –-remove-home oklinux</text:p>
              </text:list-item>
              <text:list-item>
                <text:p>删除用户组的命令是delgroup</text:p>
                <text:p>sudo delgroup h5</text:p>
              </text:list-item>
            </text:list>
          </draw:text-box>
        </draw:frame>
        <draw:line draw:style-name="gr2" draw:text-style-name="P6" draw:layer="layout" svg:x1="20.6cm" svg:y1="4.8cm" svg:x2="18.2cm" svg:y2="8cm">
          <text:p/>
        </draw:line>
        <draw:custom-shape draw:style-name="gr3" draw:text-style-name="P8" draw:layer="layout" svg:width="9cm" svg:height="1.8cm" svg:x="18.2cm" svg:y="3cm">
          <text:p text:style-name="P7"><text:span text:style-name="T10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以及文件的权限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文件具有所属用户以及用户组，并具备可操作的权限。</text:p>
              </text:list-item>
              <text:list-item>
                <text:p>通常来说除root用户之外，其他用户都只能操作自己的文件或用户所在组的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查看文件的权限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查看文件权限：ls -l可以查看文件详细信息。其中第一项显示了文件权限。</text:p>
              </text:list-item>
              <text:list-item>
                <text:p>r,w,x分别表示：可读，可写，可执行。</text:p>
              </text:list-item>
              <text:list-item>
                <text:p>第三项和第四项表示所属用户和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16T17:41:09.603116168</dc:date>
    <meta:editing-duration>PT6H30M13S</meta:editing-duration>
    <meta:editing-cycles>57</meta:editing-cycles>
    <meta:generator>LibreOffice/6.0.7.3$Linux_X86_64 LibreOffice_project/00m0$Build-3</meta:generator>
    <meta:document-statistic meta:object-count="114"/>
  </office:meta>
</office:document-meta>
</file>